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font-weight="bold" officeooo:rsid="00103df3" officeooo:paragraph-rsid="00103df3" style:font-weight-asian="bold" style:font-weight-complex="bold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officeooo:rsid="00103df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64bb" style:font-weight-asian="normal" style:font-weight-complex="normal"/>
    </style:style>
    <style:style style:name="T4" style:family="text">
      <style:text-properties fo:font-weight="normal" officeooo:rsid="001064bb" fo:background-color="#ffff00" loext:char-shading-value="0" style:font-weight-asian="normal" style:font-weight-complex="normal"/>
    </style:style>
    <style:style style:name="T5" style:family="text">
      <style:text-properties officeooo:rsid="001064bb"/>
    </style:style>
    <style:style style:name="T6" style:family="text">
      <style:text-properties officeooo:rsid="0010772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ontrato de Servicios</text:span></text:p>
      <text:p text:style-name="Text_20_body"><text:span text:style-name="Strong_20_Emphasis">Proyecto</text:span>: Desarrollo de Programa <text:span text:style-name="T6">de automatización de respuestas</text:span> <text:span text:style-name="T6">en una página web.</text:span></text:p>
      <text:p text:style-name="Text_20_body"><text:span text:style-name="Strong_20_Emphasis">Cliente</text:span>: Daniela Rochina<text:line-break/><text:span text:style-name="Strong_20_Emphasis">Proveedor</text:span>: Mario Damián Andrango</text:p>
      <text:p text:style-name="Text_20_body"><text:span text:style-name="Strong_20_Emphasis">Alcance del Trabajo</text:span>:</text:p>
      <text:list xml:id="list2212652531" text:style-name="L4">
        <text:list-item>
          <text:p text:style-name="P9"><text:span text:style-name="Strong_20_Emphasis">Desarrollo del Programa</text:span>:</text:p>
          <text:list>
            <text:list-item>
              <text:p text:style-name="P9">Estimación de 24 horas a una tarifa ajustada de $7/hora.</text:p>
            </text:list-item>
          </text:list>
        </text:list-item>
        <text:list-item>
          <text:p text:style-name="P9"><text:span text:style-name="Strong_20_Emphasis">Tipeado de Datos</text:span>:</text:p>
          <text:list>
            <text:list-item>
              <text:p text:style-name="P9">Estimación de 24 horas a una tarifa de $3.5/hora (Solo para el archivo 3B. Los otros archivos tienen cantidades similares de hojas y preguntas, por lo que se analizará el cobro del tipeado de los otros archivos).</text:p>
            </text:list-item>
          </text:list>
        </text:list-item>
        <text:list-item>
          <text:p text:style-name="P9"><text:span text:style-name="Strong_20_Emphasis">Licencia de Uso</text:span>:</text:p>
          <text:list>
            <text:list-item>
              <text:p text:style-name="P9">El programa se licenciará para su uso con múltiples usuarios. Esta licencia permitirá al cliente usar el programa para cualquier cantidad de personas.</text:p>
            </text:list-item>
          </text:list>
        </text:list-item>
        <text:list-item>
          <text:p text:style-name="P9"><text:span text:style-name="Strong_20_Emphasis">Capacitación y Soporte</text:span>:</text:p>
          <text:list>
            <text:list-item>
              <text:p text:style-name="P8">Capacitación al cliente para el uso del programa y soporte técnico adicional. Se estima un adicional de 2 horas a una tarifa de $7/hora.</text:p>
            </text:list-item>
          </text:list>
        </text:list-item>
      </text:list>
      <text:p text:style-name="Text_20_body"><text:span text:style-name="Strong_20_Emphasis">Costo Total del Proyecto</text:span>:</text:p>
      <text:list xml:id="list3907026311" text:style-name="L5">
        <text:list-item>
          <text:p text:style-name="P11"><text:span text:style-name="Strong_20_Emphasis">Desarrollo del Programa</text:span>: $168</text:p>
        </text:list-item>
        <text:list-item>
          <text:p text:style-name="P11"><text:span text:style-name="Strong_20_Emphasis">Tipeado de Datos</text:span>: $84</text:p>
        </text:list-item>
        <text:list-item>
          <text:p text:style-name="P11"><text:span text:style-name="Strong_20_Emphasis">Capacitación y Soporte</text:span>: $14</text:p>
        </text:list-item>
        <text:list-item>
          <text:p text:style-name="P11"><text:span text:style-name="Strong_20_Emphasis">Licencia de Uso</text:span>: $100</text:p>
        </text:list-item>
        <text:list-item>
          <text:p text:style-name="P10"><text:span text:style-name="Strong_20_Emphasis">Total</text:span>: $366</text:p>
        </text:list-item>
      </text:list>
      <text:p text:style-name="Text_20_body"><text:span text:style-name="Strong_20_Emphasis">Estructura de Pagos</text:span>:</text:p>
      <text:list xml:id="list458420294" text:style-name="L6">
        <text:list-item>
          <text:p text:style-name="P13"><text:span text:style-name="Strong_20_Emphasis">Adelanto Inicial (40%)</text:span>: $146.40</text:p>
        </text:list-item>
        <text:list-item>
          <text:p text:style-name="P13"><text:span text:style-name="Strong_20_Emphasis">Pago tras completar la fase de desarrollo del programa</text:span>: $109.80</text:p>
        </text:list-item>
        <text:list-item>
          <text:p text:style-name="P12"><text:span text:style-name="Strong_20_Emphasis">Pago tras completar la capacitación y soporte</text:span>: $109.80</text:p>
        </text:list-item>
      </text:list>
      <text:p text:style-name="Text_20_body"><text:span text:style-name="Strong_20_Emphasis">Términos y Condiciones</text:span>:</text:p>
      <text:list xml:id="list1299113346" text:style-name="L7">
        <text:list-item>
          <text:p text:style-name="P15">Las estimaciones de tiempo son aproximadas y pueden variar.</text:p>
        </text:list-item>
        <text:list-item>
          <text:p text:style-name="P15">El cliente será informado regularmente sobre el progreso del proyecto.</text:p>
        </text:list-item>
        <text:list-item>
          <text:p text:style-name="P15">Cualquier cambio en el alcance del trabajo será discutido y acordado mutuamente antes de su implementación.</text:p>
        </text:list-item>
        <text:list-item>
          <text:p text:style-name="P15">El cliente recibirá una licencia para usar el programa con múltiples usuarios.</text:p>
        </text:list-item>
        <text:list-item>
          <text:p text:style-name="P14">El soporte técnico adicional se cobrará a una tarifa de $7/hora.</text:p>
        </text:list-item>
      </text:list>
      <text:p text:style-name="Text_20_body"><text:span text:style-name="Strong_20_Emphasis">Firma del Cliente</text:span>: ______________________<text:line-break/><text:span text:style-name="Strong_20_Emphasis">Firma del Proveedor</text:span>: ______________________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18:54.881231257</meta:creation-date>
    <dc:date>2024-07-02T21:02:46.613549689</dc:date>
    <meta:editing-duration>PT7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68" meta:character-count="1631" meta:non-whitespace-character-count="1413"/>
  </office:meta>
</office:document-meta>
</file>